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D000000B70DA6631E.png" manifest:media-type=""/>
  <manifest:file-entry manifest:full-path="Pictures/10000000000005FD0000009677E2D6F4.png" manifest:media-type=""/>
  <manifest:file-entry manifest:full-path="Pictures/10000000000005C300000096E3774160.png" manifest:media-type=""/>
  <manifest:file-entry manifest:full-path="Pictures/1000000000000514000000C8ADD54514.png" manifest:media-type=""/>
  <manifest:file-entry manifest:full-path="Pictures/10000000000006A4000000965EC7AED5.png" manifest:media-type=""/>
  <manifest:file-entry manifest:full-path="Pictures/1000000000000729000000E92EA521C7.png" manifest:media-type=""/>
  <manifest:file-entry manifest:full-path="Pictures/1000000000000271000000B7CA01440A.png" manifest:media-type=""/>
  <manifest:file-entry manifest:full-path="Pictures/1000000000000307000000B7F9EF68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OOoLatexArgs="28§display§x = x_0 + v_0 t + \frac{1}{2} a_0 t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OOoLatexArgs="28§display§F_0 = ma_0 = \frac{dU_0}{dx}&#10;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OOoLatexArgs="28§display§U_\textrm{vdw} = \sum&#10;\left( &#10;\frac{\textrm{ideal\_dist}}&#10;{\textrm{current\_dist}}&#10;\right)^{12}&#10;- 2  \left(&#10;\frac{\textrm{ideal\_dist}}&#10;{\textrm{current\_dist}}&#10;\right)^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OOoLatexArgs="28§display§U_\textrm{tors} = \sum \cos (\textrm{current\_torsion} - \textrm{ideal\_torsion}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OOoLatexArgs="28§display§U_\textrm{ang} = \sum (\textrm{current\_angle} - \textrm{ideal\_angle})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OOoLatexArgs="28§display§U_\textrm{len} = \sum (\textrm{current\_length} - \textrm{ideal\_length})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OOoLatexArgs="28§display§U_\textrm{elec} = \sum&#10;\frac{\textrm{charge\_i} \times&#10;\textrm{charge\_j}}&#10;{\textrm{current\_dist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OOoLatexArgs="28§display§\Delta G = -RT \ln \frac&#10;{\textrm{probability of state i}}&#10;{\textrm{probability of state j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181cm" svg:height="2.164cm" svg:x="1.016cm" svg:y="0.63cm">
          <draw:image xlink:href="Pictures/1000000000000307000000B7F9EF68E4.png" xlink:type="simple" xlink:show="embed" xlink:actuate="onLoad">
            <text:p/>
          </draw:image>
        </draw:frame>
        <draw:frame draw:style-name="gr2" draw:text-style-name="P1" draw:layer="layout" svg:width="7.403cm" svg:height="2.164cm" svg:x="1.524cm" svg:y="3.678cm">
          <draw:image xlink:href="Pictures/1000000000000271000000B7CA01440A.png" xlink:type="simple" xlink:show="embed" xlink:actuate="onLoad">
            <text:p/>
          </draw:image>
        </draw:frame>
        <draw:frame draw:style-name="gr3" draw:text-style-name="P1" draw:layer="layout" svg:width="21.722cm" svg:height="2.758cm" svg:x="2.794cm" svg:y="14.26cm">
          <draw:image xlink:href="Pictures/1000000000000729000000E92EA521C7.png" xlink:type="simple" xlink:show="embed" xlink:actuate="onLoad">
            <text:p/>
          </draw:image>
        </draw:frame>
        <draw:frame draw:style-name="gr4" draw:text-style-name="P1" draw:layer="layout" svg:width="20.146cm" svg:height="1.775cm" svg:x="4.492cm" svg:y="11.938cm">
          <draw:image xlink:href="Pictures/10000000000006A4000000965EC7AED5.png" xlink:type="simple" xlink:show="embed" xlink:actuate="onLoad">
            <text:p/>
          </draw:image>
        </draw:frame>
        <draw:frame draw:style-name="gr5" draw:text-style-name="P1" draw:layer="layout" svg:width="17.48cm" svg:height="1.775cm" svg:x="5.888cm" svg:y="9.655cm">
          <draw:image xlink:href="Pictures/10000000000005C300000096E3774160.png" xlink:type="simple" xlink:show="embed" xlink:actuate="onLoad">
            <text:p/>
          </draw:image>
        </draw:frame>
        <draw:frame draw:style-name="gr6" draw:text-style-name="P1" draw:layer="layout" svg:width="18.166cm" svg:height="1.775cm" svg:x="5.71cm" svg:y="7.366cm">
          <draw:image xlink:href="Pictures/10000000000005FD0000009677E2D6F4.png" xlink:type="simple" xlink:show="embed" xlink:actuate="onLoad">
            <text:p/>
          </draw:image>
        </draw:frame>
        <draw:frame draw:style-name="gr7" draw:text-style-name="P1" draw:layer="layout" svg:width="13.236cm" svg:height="2.164cm" svg:x="7.112cm" svg:y="17.78cm">
          <draw:image xlink:href="Pictures/100000000000045D000000B70DA6631E.png" xlink:type="simple" xlink:show="embed" xlink:actuate="onLoad">
            <text:p/>
          </draw:image>
        </draw:frame>
        <draw:frame draw:style-name="gr8" draw:text-style-name="P1" draw:layer="layout" svg:width="15.406cm" svg:height="2.366cm" svg:x="10.502cm" svg:y="2.916cm">
          <draw:image xlink:href="Pictures/1000000000000514000000C8ADD54514.png" xlink:type="simple" xlink:show="embed" xlink:actuate="onLoad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5T11:06:37</meta:creation-date>
    <dc:date>2013-09-19T09:53:07</dc:date>
    <meta:editing-duration>PT23M8S</meta:editing-duration>
    <meta:editing-cycles>2</meta:editing-cycles>
    <meta:generator>LibreOffice/3.6$Linux_X86_64 LibreOffice_project/360m1$Build-2</meta:generator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